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_reward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lifying_stak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der_rat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er_rati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bber_capacity_rat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bber_usage_rati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bber_capacity_weight</text:p>
          </table:table-cell>
          <table:table-cell table:formula="of:=[.B5]/([.B3]+[.B4]+[.B5]+[.B6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bber_usage_weight</text:p>
          </table:table-cell>
          <table:table-cell table:formula="of:=[.B6]/([.B3]+[.B4]+[.B5]+[.B6])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 of round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blobb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bbers</text:p>
          </table:table-cell>
          <table:table-cell office:value-type="string" calcext:value-type="string">
            <text:p>total stak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cap rewa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$B$7]*[.C13]/[.C14] + [.$B$8]*[.D13]/[.D14])*[.$B$1]*[.$B$10]" office:value-type="string" office:string-value="" calcext:value-type="error">
            <text:p>#DIV/0!</text:p>
          </table:table-cell>
          <table:table-cell table:formula="of:=([.$B$7]*([.C13]/[.C14]))*[.$B$1]*[.$B$10]" office:value-type="float" office:value="1" calcext:value-type="float">
            <text:p>1</text:p>
          </table:table-cell>
          <table:table-cell office:value-type="string" calcext:value-type="string">
            <text:p>(blobber_capacity / total_capacity + blobber_used / total_used) * rewar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OFFSET([.B$13];0;0;[.$B$11];1))" office:value-type="float" office:value="1.2" calcext:value-type="float">
            <text:p>1.2</text:p>
          </table:table-cell>
          <table:table-cell table:formula="of:=SUM(OFFSET([.C$13];0;0;[.$B$11];1))" office:value-type="float" office:value="100" calcext:value-type="float">
            <text:p>100</text:p>
          </table:table-cell>
          <table:table-cell table:formula="of:=SUM(OFFSET([.D$13];0;0;[.$B$11];1))" office:value-type="float" office:value="0" calcext:value-type="float">
            <text:p>0</text:p>
          </table:table-cell>
          <table:table-cell table:formula="of:=SUM(OFFSET([.E$13];0;0;[.$B$11];1))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51:55.795736179</meta:creation-date>
    <dc:date>2021-09-27T13:35:48.945596163</dc:date>
    <meta:editing-duration>PT12M59S</meta:editing-duration>
    <meta:editing-cycles>3</meta:editing-cycles>
    <meta:generator>LibreOffice/6.4.7.2$Linux_X86_64 LibreOffice_project/40$Build-2</meta:generator>
    <meta:document-statistic meta:table-count="1" meta:cell-count="38" meta:object-count="0"/>
  </office:meta>
</office:document-meta>
</file>